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  <style:text-properties officeooo:rsid="0013044d" officeooo:paragraph-rsid="0013044d"/>
    </style:style>
    <style:style style:name="P2" style:family="paragraph" style:parent-style-name="Heading_20_1">
      <style:text-properties officeooo:rsid="0013044d" officeooo:paragraph-rsid="0013044d"/>
    </style:style>
    <style:style style:name="P3" style:family="paragraph" style:parent-style-name="Heading_20_1">
      <style:text-properties officeooo:rsid="00146ef4" officeooo:paragraph-rsid="00146ef4"/>
    </style:style>
    <style:style style:name="P4" style:family="paragraph" style:parent-style-name="Первая_20_строка_20_с_20_отступом_20__28_нумерованный_29_">
      <style:text-properties officeooo:rsid="00146ef4" officeooo:paragraph-rsid="00146ef4"/>
    </style:style>
    <style:style style:name="P5" style:family="paragraph" style:parent-style-name="Heading_20_1">
      <style:text-properties officeooo:rsid="001589f8" officeooo:paragraph-rsid="001589f8"/>
    </style:style>
    <style:style style:name="P6" style:family="paragraph" style:parent-style-name="First_20_line_20_indent">
      <style:text-properties officeooo:rsid="001589f8" officeooo:paragraph-rsid="001589f8"/>
    </style:style>
    <style:style style:name="T1" style:family="text">
      <style:text-properties officeooo:rsid="0013044d"/>
    </style:style>
    <style:style style:name="T2" style:family="text">
      <style:text-properties fo:language="en" fo:country="US" officeooo:rsid="0013044d"/>
    </style:style>
    <style:style style:name="T3" style:family="text">
      <style:text-properties fo:language="ru" fo:country="RU" officeooo:rsid="0013044d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officeooo:rsid="00146ef4"/>
    </style:style>
    <style:style style:name="T7" style:family="text">
      <style:text-properties fo:language="en" fo:country="US" officeooo:rsid="00146ef4"/>
    </style:style>
    <style:style style:name="T8" style:family="text">
      <style:text-properties fo:language="ru" fo:country="RU" officeooo:rsid="00146ef4"/>
    </style:style>
    <style:style style:name="T9" style:family="text">
      <style:text-properties officeooo:rsid="00163503"/>
    </style:style>
    <style:style style:name="T10" style:family="text">
      <style:text-properties fo:language="en" fo:country="US" officeooo:rsid="00163503"/>
    </style:style>
    <style:style style:name="T11" style:family="text">
      <style:text-properties officeooo:rsid="001589f8"/>
    </style:style>
    <style:style style:name="T12" style:family="text">
      <style:text-properties officeooo:rsid="0016d8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Порядок выполнения работы</text:h>
      <text:list xml:id="list1977782616" text:style-name="Numbering_20_123">
        <text:list-item>
          <text:p text:style-name="Первая_20_строка_20_с_20_отступом_20__28_нумерованный_29_">Внимательно прочитать и уяснить условие задачи, которую предстоит решить.</text:p>
        </text:list-item>
        <text:list-item>
          <text:p text:style-name="Первая_20_строка_20_с_20_отступом_20__28_нумерованный_29_">Ознакомиться с необходимым теоретическим материалом, используя литературу, указанную в пособии. В качестве основного источника теоретического и практического материала рекомендуется использовать книги [1] и [2] (см. список литературы).</text:p>
        </text:list-item>
        <text:list-item>
          <text:p text:style-name="Первая_20_строка_20_с_20_отступом_20__28_нумерованный_29_">Разработать алгоритм решения задачи. Уточнить последовательность выполнения его пунктов.</text:p>
        </text:list-item>
        <text:list-item>
          <text:p text:style-name="Первая_20_строка_20_с_20_отступом_20__28_нумерованный_29_">Изучить примеры, приведенные в литературе, в том числе и в этом пособии. При необходимости выполнить их на компьютере, а в дальнейшем использовать фрагменты для написания собственного решения.</text:p>
        </text:list-item>
        <text:list-item>
          <text:p text:style-name="Первая_20_строка_20_с_20_отступом_20__28_нумерованный_29_">Подготовить свой вариант решения и отладить его с помощью компьютера.</text:p>
        </text:list-item>
        <text:list-item>
          <text:p text:style-name="Первая_20_строка_20_с_20_отступом_20__28_нумерованный_29_">Подготовить отчёт.</text:p>
        </text:list-item>
      </text:list>
      <text:h text:style-name="P2" text:outline-level="1">Форма отчета</text:h>
      <text:p text:style-name="First_20_line_20_indent">Каждый отчёт оформляется в виде пояснительной записки и должен содержать следующие элементы:</text:p>
      <text:list xml:id="list3549224041" text:style-name="List_20_2">
        <text:list-item>
          <text:p text:style-name="Первая_20_строка_20_с_20_отступом_20__28_маркированный_29_">титульный лист;</text:p>
        </text:list-item>
        <text:list-item>
          <text:p text:style-name="Первая_20_строка_20_с_20_отступом_20__28_маркированный_29_">текст пояснительной записки в машинописном виде;</text:p>
        </text:list-item>
        <text:list-item>
          <text:p text:style-name="Первая_20_строка_20_с_20_отступом_20__28_маркированный_29_">список использованной литературы или сайтов Интернет;</text:p>
        </text:list-item>
        <text:list-item>
          <text:p text:style-name="Первая_20_строка_20_с_20_отступом_20__28_маркированный_29_">листинг программы на языке Python, результат работы программы <text:span text:style-name="T1">–</text:span> в виде приложения, <text:span text:style-name="T1">д</text:span>опускается приводить результат работы программы в виде фрагмента (не полное решение).</text:p>
        </text:list-item>
      </text:list>
      <text:h text:style-name="P2" text:outline-level="1">Требования к оформлению</text:h>
      <text:p text:style-name="First_20_line_20_indent">Данные требования относятся к машинописному варианту оформления отчёта текстовым процессором <text:span text:style-name="T2">LibreOffice Writer </text:span><text:span text:style-name="T3">в формате </text:span><text:span text:style-name="T2">ODT</text:span>. При оформлении другими программными средствами следует использовать режимы, которые<text:line-break/><text:soft-page-break/>в максимальной степени приближают оформление к настоящим требованиям. Рукописный вариант должен быть оформлен аккуратно и читаемо.</text:p>
      <text:p text:style-name="First_20_line_20_indent">Графические изображения (рисунки, блок-схемы) можно оформлять карандашом. При наличии навыков, графические изображения могут быть оформлены в <text:span text:style-name="T2">LibreOffice Writer</text:span> или с использованием возможностей электронного табличного процессора <text:span text:style-name="T2">LibreOffice Calc</text:span>, редактора <text:span text:style-name="T1">презентаций </text:span><text:span text:style-name="T2">LibreOffice Impress</text:span>, <text:span text:style-name="T1">графического редактора</text:span><text:span text:style-name="T2"> LibreOffice Draw</text:span>.</text:p>
      <text:p text:style-name="First_20_line_20_indent">Отчёт должен быть оформлен на бумаге формата А4. Основной текст, кроме титульного листа, выполняется шрифтом<text:span text:style-name="T4"> </text:span><text:span text:style-name="T2">Liberation Serif</text:span><text:span text:style-name="T4"> </text:span>размером 1<text:span text:style-name="T2">4</text:span><text:span text:style-name="T3"> пт</text:span><text:span text:style-name="T5"> </text:span><text:span text:style-name="T3">с </text:span>полуторным интервалом.</text:p>
      <text:p text:style-name="First_20_line_20_indent">В параметрах страницы следует использовать поля следующих размеров:</text:p>
      <text:p text:style-name="First_20_line_20_indent"><text:span text:style-name="T6">о</text:span>тступ сверху <text:span text:style-name="T6">–</text:span> 1,5;</text:p>
      <text:p text:style-name="First_20_line_20_indent"><text:span text:style-name="T6">о</text:span>тступ снизу <text:span text:style-name="T6">–</text:span> 2,5;</text:p>
      <text:p text:style-name="First_20_line_20_indent"><text:span text:style-name="T6">о</text:span>тступ слева <text:span text:style-name="T6">–</text:span> 2,5;</text:p>
      <text:p text:style-name="First_20_line_20_indent"><text:span text:style-name="T6">о</text:span>тступ справа <text:span text:style-name="T6">–</text:span> 1,0.</text:p>
      <text:p text:style-name="First_20_line_20_indent">Листинг программы оформляется равноширинным шрифтом <text:span text:style-name="T7">Liberation Mono </text:span>размером 10 <text:span text:style-name="T7">– </text:span>12 <text:span text:style-name="T8">пт</text:span>.</text:p>
      <text:h text:style-name="P3" text:outline-level="1">Содержание пояснительной записки</text:h>
      <text:list text:continue-list="list1977782616" text:style-name="Numbering_20_123">
        <text:list-item text:start-value="1">
          <text:p text:style-name="P4">Постановка задачи.</text:p>
        </text:list-item>
        <text:list-item>
          <text:p text:style-name="P4">Краткие теоретические сведения об особенностях применяемых операторов и методов (теоретическое введение).</text:p>
        </text:list-item>
        <text:list-item>
          <text:p text:style-name="P4">Описание программы:</text:p>
        </text:list-item>
      </text:list>
      <text:list xml:id="list71957169372893" text:continue-list="list3549224041" text:style-name="List_20_2">
        <text:list-item>
          <text:p text:style-name="Первая_20_строка_20_с_20_отступом_20__28_маркированный_29_">общие сведения (язык программирования, операционная система, тип процессора);</text:p>
        </text:list-item>
        <text:list-item>
          <text:p text:style-name="Первая_20_строка_20_с_20_отступом_20__28_маркированный_29_">описание логической структуры программы;</text:p>
        </text:list-item>
        <text:list-item>
          <text:p text:style-name="Первая_20_строка_20_с_20_отступом_20__28_маркированный_29_">описание алгоритма решения задачи (в виде блок-схемы);</text:p>
        </text:list-item>
        <text:list-item>
          <text:p text:style-name="Первая_20_строка_20_с_20_отступом_20__28_маркированный_29_">описание входных и выходных данных программы;</text:p>
        </text:list-item>
        <text:list-item>
          <text:p text:style-name="Первая_20_строка_20_с_20_отступом_20__28_маркированный_29_">описание подпрограмм;</text:p>
        </text:list-item>
        <text:list-item>
          <text:p text:style-name="Первая_20_строка_20_с_20_отступом_20__28_маркированный_29_"><text:soft-page-break/>тестовые примеры, перечень аномальных и допустимых значений входных данных.</text:p>
        </text:list-item>
      </text:list>
      <text:h text:style-name="P5" text:outline-level="1">Критерии оценки лабораторных работ</text:h>
      <text:p text:style-name="P6">Оценка лабораторных работ производится по 50-бальной шкале исходя<text:line-break/>из следующих критериев:</text:p>
      <text:list text:continue-numbering="true" text:style-name="List_20_2">
        <text:list-item>
          <text:p text:style-name="Первая_20_строка_20_с_20_отступом_20__28_маркированный_29_">29 баллов и менее – «не аттестован»;</text:p>
        </text:list-item>
        <text:list-item>
          <text:p text:style-name="Первая_20_строка_20_с_20_отступом_20__28_маркированный_29_">от 30 до 34 баллов – «неудовлетворительно»;</text:p>
        </text:list-item>
        <text:list-item>
          <text:p text:style-name="Первая_20_строка_20_с_20_отступом_20__28_маркированный_29_">от 35 до 40 баллов – «удовлетворительно»;</text:p>
        </text:list-item>
        <text:list-item>
          <text:p text:style-name="Первая_20_строка_20_с_20_отступом_20__28_маркированный_29_">от 41 до 49 баллов – «хорошо»;</text:p>
        </text:list-item>
        <text:list-item>
          <text:p text:style-name="Первая_20_строка_20_с_20_отступом_20__28_маркированный_29_">50 баллов – «отлично».</text:p>
        </text:list-item>
      </text:list>
      <text:p text:style-name="P6">Баллы начисляются за следующие элементы выполненной лабораторной работы:</text:p>
      <text:list text:continue-numbering="true" text:style-name="List_20_2">
        <text:list-item>
          <text:p text:style-name="Первая_20_строка_20_с_20_отступом_20__28_маркированный_29_">задание выполнено в полном объеме (подготовлена программа в соответствии с заданием лабораторной работы, оформлен и представлен отчет в соответствии<text:line-break/>с установленными требованиями) – 50 баллов;</text:p>
        </text:list-item>
        <text:list-item>
          <text:p text:style-name="Первая_20_строка_20_с_20_отступом_20__28_маркированный_29_">задание выполнено с отдельными недочетами (программа подготовлена<text:line-break/>в соответствии с заданием лабораторной работы, но <text:span text:style-name="T9">программный код<text:line-break/>не соответствует требованиям Руководства по стилю кода </text:span><text:span text:style-name="T10">Python, </text:span>содержит синтаксические или логические ошибки и неточности, представлен отчет,<text:line-break/><text:span text:style-name="T9">не соответствующий установленному шаблону и методическим рекомендациям<text:line-break/>в нем) – от 41 до 49 баллов, итоговая оценка снижается на 1 балл<text:line-break/>за каждый выявленный недостаток;</text:span></text:p>
        </text:list-item>
        <text:list-item>
          <text:p text:style-name="Первая_20_строка_20_с_20_отступом_20__28_маркированный_29_">задание выполнено не в полном объеме (<text:span text:style-name="T11">программа подготовлена<text:line-break/>в соответствии с заданием лабораторной работы, но </text:span>программный код<text:line-break/>не соответствует требованиям Руководства по стилю кода <text:span text:style-name="T4">Python, </text:span><text:span text:style-name="T11">содержит синтаксические или логические ошибки и неточности, </text:span>отчет не представлен) –<text:line-break/>от 35 до 40 баллов, итоговая оценка снижается на 1 балл за каждую выявленную ошибку;</text:p>
        </text:list-item>
        <text:list-item>
          <text:p text:style-name="Первая_20_строка_20_с_20_отступом_20__28_маркированный_29_"><text:soft-page-break/>задание <text:span text:style-name="T12">не</text:span> выполнено (<text:span text:style-name="T12">программа подготовлена, но заданию лабораторной работы не соответствует, </text:span>программный код не соответствует требованиям Руководства по стилю кода <text:span text:style-name="T4">Python, </text:span><text:span text:style-name="T11">содержит синтаксические или логические ошибки и неточности</text:span><text:span text:style-name="T12">, отчет не представлен) – от 30 до 34 баллов, </text:span>итоговая оценка снижается на 1 балл за каждую выявленную ошибку;</text:p>
        </text:list-item>
        <text:list-item>
          <text:p text:style-name="Первая_20_строка_20_с_20_отступом_20__28_маркированный_29_">результаты лабораторной работы не представлены – 0 баллов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4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6T06:01:26.391414900</meta:creation-date>
    <meta:editing-duration>PT15M3S</meta:editing-duration>
    <meta:editing-cycles>4</meta:editing-cycles>
    <meta:generator>LibreOffice/25.8.1.1$Windows_X86_64 LibreOffice_project/54047653041915e595ad4e45cccea684809c77b5</meta:generator>
    <dc:title>my_default</dc:title>
    <dc:date>2025-10-24T07:19:55.700311100</dc:date>
    <meta:document-statistic meta:table-count="0" meta:image-count="0" meta:object-count="0" meta:page-count="4" meta:paragraph-count="47" meta:word-count="587" meta:character-count="4466" meta:non-whitespace-character-count="3939"/>
    <meta:template xlink:type="simple" xlink:actuate="onRequest" xlink:title="my_default" xlink:href="../../../AppData/Roaming/LibreOffice/4/user/template/my_default.ott" meta:date="2025-09-06T06:01:25.350303800"/>
  </office:meta>
</office:document-meta>
</file>